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0429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text-indent="-0.25in" style:auto-text-indent="false"/>
    </style:style>
    <style:style style:name="P29" style:family="paragraph" style:parent-style-name="Heading_20_1" style:list-style-name="WWNum3"/>
    <style:style style:name="P30" style:family="paragraph" style:parent-style-name="Heading_20_1" style:list-style-name="WWNum3">
      <style:paragraph-properties fo:break-before="auto" fo:break-after="auto"/>
    </style:style>
    <style:style style:name="P31" style:family="paragraph" style:parent-style-name="Heading_20_1">
      <style:paragraph-properties fo:margin-left="0in" fo:margin-right="0in" fo:text-indent="0in" style:auto-text-indent="false" fo:break-before="auto" fo:break-after="auto"/>
    </style:style>
    <style:style style:name="P32" style:family="paragraph" style:parent-style-name="Heading_20_1" style:list-style-name="WWNum3">
      <style:paragraph-properties fo:break-before="page"/>
    </style:style>
    <style:style style:name="P3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1pt" fo:font-style="normal" style:text-underline-style="none" fo:font-weight="bold" style:font-name-asian="Verdana1" style:font-size-asian="11pt" style:font-style-asian="normal" style:font-weight-asian="bold" style:font-name-complex="Verdana1" style:font-size-complex="11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style:text-underline-style="none"/>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aczyuw2yex2w"/><text:span text:style-name="T1">Aplicaciones Ofimáticas (Office Applications)</text:span><text:span text:style-name="T2"><text:line-break/></text:span><text:span text:style-name="T3">Unit 10. Assessable activities 02</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March 2023</text:span></text:p>
      <text:p text:style-name="P4"><text:span text:style-name="T6">License</text:span></text:p>
      <text:p text:style-name="P6"/>
      <text:p text:style-name="P5"><text:span text:style-name="T7">Attribution - Noncommercial - ShareAlike </text:span><text:span text:style-name="T8">(BY-NC-SA): No commercial use of the original work or possible derivative works is allowed, the distribution of which must be done with a license equal to the one that regulates the original work.</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topic,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submit</text:span></text:p>
      <text:p text:style-name="P12"><text:span text:style-name="T14">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klm3dhr41vov" text:style-name="Index_20_Link" text:visited-style-name="Index_20_Link"><text:span text:style-name="T17">1. Delivery<text:tab/>3</text:span></text:a></text:p>
          <text:p text:style-name="P14"><text:a xlink:type="simple" xlink:href="#_9maybllx2a09" text:style-name="Index_20_Link" text:visited-style-name="Index_20_Link"><text:span text:style-name="T17">2. Observations prior to carrying out evaluable tasks<text:tab/>3</text:span></text:a></text:p>
          <text:p text:style-name="P14"><text:a xlink:type="simple" xlink:href="#_o5ex53eqqcxm" text:style-name="Index_20_Link" text:visited-style-name="Index_20_Link"><text:span text:style-name="T17">3. Exercise 01<text:tab/>3</text:span></text:a></text:p>
          <text:p text:style-name="P14"><text:a xlink:type="simple" xlink:href="#_mddm13ai61n6" text:style-name="Index_20_Link" text:visited-style-name="Index_20_Link"><text:span text:style-name="T17">4. Exercise 02<text:tab/>4</text:span></text:a></text:p>
        </text:index-body>
      </text:table-of-content>
      <text:p text:style-name="P13"/>
      <text:p text:style-name="P16"/>
      <text:p text:style-name="P16"/>
      <text:p text:style-name="P17"/>
      <text:p text:style-name="P17"/>
      <text:p text:style-name="P17"/>
      <text:p text:style-name="P17"/>
      <text:p text:style-name="P17"/>
      <text:p text:style-name="P18"/>
      <text:p text:style-name="P17"/>
      <text:p text:style-name="P17"/>
      <text:p text:style-name="P17"/>
      <text:p text:style-name="P17"/>
      <text:p text:style-name="P18"/>
      <text:p text:style-name="P19"><text:span text:style-name="T15">Unit 10. Assessable activities 02</text:span></text:p>
      <text:list xml:id="list1055462999" text:style-name="WWNum3">
        <text:list-item>
          <text:p text:style-name="P29"><text:bookmark text:name="_klm3dhr41vov"/>Delivery</text:p>
        </text:list-item>
      </text:list>
      <text:p text:style-name="Standard"><text:span text:style-name="T10">Delivery deadline: </text:span><text:span text:style-name="T20">Friday March 24 in class (or with video proving its completion). </text:span>The activity will be evaluated when the teacher observes it.</text:p>
      <text:p text:style-name="P11"><text:span text:style-name="T11"><text:s/>❕</text:span><text:span text:style-name="T12"> </text:span><text:span text:style-name="T10">Attention: </text:span>the delivery date is not extendable. If you do not deliver it in time and form, the qualification of the activity will be 0.</text:p>
      <text:list xml:id="list25927242348875" text:continue-numbering="true" text:style-name="WWNum3">
        <text:list-item>
          <text:p text:style-name="P30"><text:bookmark text:name="_9maybllx2a09"/>Observations prior to carrying out evaluable tasks</text:p>
        </text:list-item>
      </text:list>
      <text:list xml:id="list3039538943" text:style-name="WWNum1">
        <text:list-item>
          <text:p text:style-name="P24">The application must have a good presentation.</text:p>
        </text:list-item>
        <text:list-item>
          <text:p text:style-name="P26"><text:soft-page-break/>The activities must be carried out in the language indicated in each activity. You have to try to do the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25928423091858" text:continue-list="list25927242348875" text:style-name="WWNum3">
        <text:list-item>
          <text:p text:style-name="P29"><text:bookmark text:name="_o5ex53eqqcxm"/>Exercise 01</text:p>
        </text:list-item>
      </text:list>
      <text:p text:style-name="Standard">Make an application with <text:a xlink:type="simple" xlink:href="https://www.glideapps.com" text:style-name="ListLabel_20_19" text:visited-style-name="ListLabel_20_19"><text:span text:style-name="T21">https://www.glideapps.com</text:span></text:a> that allows you to manage interesting links that you have found on the Internet (for example, a website with notes, a website with tricks for a game, etc.).</text:p>
      <text:p text:style-name="Standard">Firstly, the application must allow you to manage categories (add, edit, delete).</text:p>
      <text:p text:style-name="Standard">Secondly, the application will allow you to put the link in a specific category (each link should have one category) and also allows you to put multiple tags (from zero to several) associated with each link. In addition, you should allow each link to be valued with a score from 1 to 5 attractively.</text:p>
      <text:p text:style-name="Standard">The application should have 4 views:</text:p>
      <text:list xml:id="list4084069943" text:style-name="WWNum2">
        <text:list-item>
          <text:p text:style-name="P25"><text:span text:style-name="T10">Links</text:span>: where you can see all the links and manage them (add, edit, delete, etc.).</text:p>
        </text:list-item>
        <text:list-item>
          <text:p text:style-name="P28"><text:span text:style-name="T10">Categories</text:span>: where you can see all the categories and manage them (add, edit, delete, etc.).</text:p>
        </text:list-item>
        <text:list-item>
          <text:p text:style-name="P28"><text:span text:style-name="T10">Filter category</text:span>: where you can filter links by a selected category. These links can be edited and deleted.</text:p>
        </text:list-item>
        <text:list-item>
          <text:p text:style-name="P27"><text:span text:style-name="T10">Filter labels</text:span>: where links can be filtered by a selected tag. These links can be edited and deleted.</text:p>
        </text:list-item>
      </text:list>
      <text:p text:style-name="P11"><text:span text:style-name="T11"><text:s/>❕</text:span><text:span text:style-name="T12"> </text:span><text:span text:style-name="T10">Attention: </text:span>the application must be attractive to look at and easy to use, paying maximum attention to detail so that it has a professional appearance.</text:p>
      <text:p text:style-name="Standard">Use what you have learned and if you are not sure what the application needs, as a developer ask the client (the teachers) what the application needs, if it is functional, etc. <text:span text:style-name="T20">Remember that the application will be corrected when showing it to the teaching staff, and they must give their approval.</text:span></text:p>
      <text:p text:style-name="P11"><text:span text:style-name="T9"><text:s/>📕 </text:span><text:span text:style-name="T10">To submit: </text:span>show the application to the teachers and at that moment they will tell you if it is suitable or if you need changes that you must implement until the teachers approve it.</text:p>
      <text:p text:style-name="P31"><text:bookmark text:name="_xptu7dnts7sg"/></text:p>
      <text:list xml:id="list25926686424891" text:continue-list="list25928423091858" text:style-name="WWNum3">
        <text:list-item>
          <text:p text:style-name="P32"><text:bookmark text:name="_mddm13ai61n6"/>Exercise 02</text:p>
        </text:list-item>
      </text:list>
      <text:p text:style-name="P10">Make an application with <text:a xlink:type="simple" xlink:href="https://www.glideapps.com" text:style-name="ListLabel_20_19" text:visited-style-name="ListLabel_20_19"><text:span text:style-name="T21">https://www.glideapps.com</text:span></text:a> that allows you to manage table orders in a restaurant. The waiter must be able to write down what products each table requests and, once the note is filled out, be able to have the kitchen see it. Meanwhile, when a note arrives, he cooks, he will prepare the dishes and will be able to let us know when they are ready so that the dishes can be collected by the waiter, finishing the note.</text:p>
      <text:p text:style-name="P10">Each note must show the total sub-price for each product (obtained from the producer's price for the quantity ordered of that product) and the full price of the note.</text:p>
      <text:p text:style-name="Standard">The application should have 4 views:</text:p>
      <text:list xml:id="list25926822783554" text:continue-list="list4084069943" text:style-name="WWNum2">
        <text:list-item>
          <text:p text:style-name="P25"><text:span text:style-name="T10">Notes</text:span>: where the creation of a new note will begin and where it will be possible to indicate what happens to the kitchen. Only users with the "Waiter" role can access.</text:p>
        </text:list-item>
        <text:list-item>
          <text:p text:style-name="P28"><text:span text:style-name="T10">Kitchen</text:span>: where you can read a note that goes to the kitchen, and the kitchen can indicate that the note is ready to be served. Only users with the “Kitchen” role can access this view.</text:p>
        </text:list-item>
        <text:list-item>
          <text:p text:style-name="P28"><text:span text:style-name="T10">Notes per serving</text:span>: where you can see which notes are ready in the kitchen, and with a button you can change the status to “served”. Only users with the "Waiter" role will be able to access.</text:p>
        </text:list-item>
        <text:list-item>
          <text:p text:style-name="P27"><text:span text:style-name="T10">Finished notes</text:span>: where you can see finished notes. Only users with the "Waiter" role will be able to enter.</text:p>
        </text:list-item>
      </text:list>
      <text:p text:style-name="P10">To manage whether the note is being taken, the note is in the kitchen, the note is ready to be served or the note has finished (It has already been served), it is recommended that each note have a "status" field.</text:p>
      <text:p text:style-name="P11"><text:span text:style-name="T11"><text:s/>❕</text:span><text:span text:style-name="T12"> </text:span><text:span text:style-name="T10">Attention: </text:span>the application must be attractive to look at and easy to use, paying maximum attention to detail so that it has a professional appearance.</text:p>
      <text:p text:style-name="P10">Use what you have learned and if you are not sure what the application needs, as a developer ask the client (the teachers) what the application needs, if it is functional, etc. <text:span text:style-name="T20">Remember that the application will be corrected when showing it to the teaching staff, and they must give their approval.</text:span></text:p>
      <text:p text:style-name="P11"><text:span text:style-name="T9"><text:s/>📕 </text:span><text:span text:style-name="T10">To submit: </text:span>show the application to the teachers and at that moment they will tell you if it is suitable or if you need changes that you must implement until the teachers approv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10. Assessable activities 02</text:span></text:p>
      </style:header>
      <style:footer>
        <text:p text:style-name="MP4"><text:span text:style-name="MT1">Aplicaciones Ofimáticas (Office Applications)<text:tab/><text:tab/>Unit 10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2" meta:word-count="926" meta:character-count="5282" meta:non-whitespace-character-count="4407"/>
    <meta:generator>LibreOfficeDev/6.0.5.2$Linux_X86_64 LibreOffice_project/</meta:generator>
  </office:meta>
</office:document-meta>
</file>